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text-properties fo:font-style="normal" style:text-underline-style="none" fo:font-weight="normal" officeooo:paragraph-rsid="001bdd70" style:font-style-asian="normal" style:font-weight-asian="normal" style:font-style-complex="normal" style:font-weight-complex="normal"/>
    </style:style>
    <style:style style:name="P2" style:family="paragraph" style:parent-style-name="Standard">
      <style:text-properties fo:font-style="italic" style:text-underline-style="none" fo:font-weight="bold" officeooo:paragraph-rsid="001bdd70" style:font-style-asian="italic" style:font-weight-asian="bold" style:font-style-complex="italic" style:font-weight-complex="bold"/>
    </style:style>
    <style:style style:name="P3" style:family="paragraph" style:parent-style-name="Standard">
      <style:text-properties fo:font-style="normal" style:text-underline-style="none" fo:font-weight="normal" officeooo:rsid="001bdd70" officeooo:paragraph-rsid="001bdd70" style:font-style-asian="normal" style:font-weight-asian="normal" style:font-style-complex="normal" style:font-weight-complex="normal"/>
    </style:style>
    <style:style style:name="P4" style:family="paragraph" style:parent-style-name="Standard">
      <style:text-properties fo:font-style="normal" style:text-underline-style="none" fo:font-weight="normal" officeooo:rsid="0037be2c" officeooo:paragraph-rsid="00386e52"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rsid="0037be2c" officeooo:paragraph-rsid="00393e91" style:font-style-asian="normal" style:font-weight-asian="normal" style:font-style-complex="normal" style:font-weight-complex="normal"/>
    </style:style>
    <style:style style:name="P6" style:family="paragraph" style:parent-style-name="Standard">
      <style:text-properties fo:font-style="normal" style:text-underline-style="none" fo:font-weight="bold" officeooo:paragraph-rsid="001bdd70" style:font-style-asian="normal" style:font-weight-asian="bold" style:font-style-complex="normal" style:font-weight-complex="bold"/>
    </style:style>
    <style:style style:name="P7" style:family="paragraph" style:parent-style-name="Standard">
      <style:text-properties fo:font-style="italic" style:text-underline-style="none" fo:font-weight="bold" officeooo:paragraph-rsid="00be801f" style:font-style-asian="italic" style:font-weight-asian="bold" style:font-style-complex="italic" style:font-weight-complex="bold"/>
    </style:style>
    <style:style style:name="P8" style:family="paragraph" style:parent-style-name="Standard">
      <style:text-properties fo:font-style="normal" style:text-underline-style="none" fo:font-weight="normal" officeooo:paragraph-rsid="0107c817"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paragraph-rsid="00ef2122"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ef2122" officeooo:paragraph-rsid="00ef2122"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37be2c" officeooo:paragraph-rsid="0037be2c"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paragraph-rsid="00c0a2a0" style:font-style-asian="normal" style:font-weight-asian="normal" style:font-style-complex="normal" style:font-weight-complex="normal"/>
    </style:style>
    <style:style style:name="T1" style:family="text">
      <style:text-properties officeooo:rsid="001bdd70"/>
    </style:style>
    <style:style style:name="T2" style:family="text">
      <style:text-properties officeooo:rsid="01050af6"/>
    </style:style>
    <style:style style:name="T3" style:family="text">
      <style:text-properties officeooo:rsid="01054746"/>
    </style:style>
    <style:style style:name="T4" style:family="text">
      <style:text-properties officeooo:rsid="001be1ce"/>
    </style:style>
    <style:style style:name="T5" style:family="text">
      <style:text-properties officeooo:rsid="001cd7a6"/>
    </style:style>
    <style:style style:name="T6" style:family="text">
      <style:text-properties officeooo:rsid="001e50ad"/>
    </style:style>
    <style:style style:name="T7" style:family="text">
      <style:text-properties officeooo:rsid="002026d9"/>
    </style:style>
    <style:style style:name="T8" style:family="text">
      <style:text-properties officeooo:rsid="00263edc"/>
    </style:style>
    <style:style style:name="T9" style:family="text">
      <style:text-properties officeooo:rsid="00216e6d"/>
    </style:style>
    <style:style style:name="T10" style:family="text">
      <style:text-properties officeooo:rsid="00223326"/>
    </style:style>
    <style:style style:name="T11" style:family="text">
      <style:text-properties officeooo:rsid="00244fd1"/>
    </style:style>
    <style:style style:name="T12" style:family="text">
      <style:text-properties officeooo:rsid="00247799"/>
    </style:style>
    <style:style style:name="T13" style:family="text">
      <style:text-properties officeooo:rsid="00286d09"/>
    </style:style>
    <style:style style:name="T14" style:family="text">
      <style:text-properties officeooo:rsid="002b1a8c"/>
    </style:style>
    <style:style style:name="T15" style:family="text">
      <style:text-properties officeooo:rsid="002a4be4"/>
    </style:style>
    <style:style style:name="T16" style:family="text">
      <style:text-properties officeooo:rsid="002e7435"/>
    </style:style>
    <style:style style:name="T17" style:family="text">
      <style:text-properties officeooo:rsid="002f3305"/>
    </style:style>
    <style:style style:name="T18" style:family="text">
      <style:text-properties officeooo:rsid="002fdcf9"/>
    </style:style>
    <style:style style:name="T19" style:family="text">
      <style:text-properties officeooo:rsid="0031897d"/>
    </style:style>
    <style:style style:name="T20" style:family="text">
      <style:text-properties officeooo:rsid="00315a60"/>
    </style:style>
    <style:style style:name="T21" style:family="text">
      <style:text-properties officeooo:rsid="003167a5"/>
    </style:style>
    <style:style style:name="T22" style:family="text">
      <style:text-properties officeooo:rsid="00333928"/>
    </style:style>
    <style:style style:name="T23" style:family="text">
      <style:text-properties officeooo:rsid="003671b1"/>
    </style:style>
    <style:style style:name="T24" style:family="text">
      <style:text-properties officeooo:rsid="003a52e6"/>
    </style:style>
    <style:style style:name="T25" style:family="text">
      <style:text-properties officeooo:rsid="00386e52"/>
    </style:style>
    <style:style style:name="T26" style:family="text">
      <style:text-properties officeooo:rsid="0038b477"/>
    </style:style>
    <style:style style:name="T27" style:family="text">
      <style:text-properties officeooo:rsid="0038e06e"/>
    </style:style>
    <style:style style:name="T28" style:family="text">
      <style:text-properties officeooo:rsid="010624ae"/>
    </style:style>
    <style:style style:name="T29" style:family="text">
      <style:text-properties officeooo:rsid="010746d5"/>
    </style:style>
    <style:style style:name="T30" style:family="text">
      <style:text-properties officeooo:rsid="003ce789"/>
    </style:style>
    <style:style style:name="T31" style:family="text">
      <style:text-properties officeooo:rsid="003d29fe"/>
    </style:style>
    <style:style style:name="T32" style:family="text">
      <style:text-properties officeooo:rsid="003e9fbb"/>
    </style:style>
    <style:style style:name="T33" style:family="text">
      <style:text-properties officeooo:rsid="003eb1e5"/>
    </style:style>
    <style:style style:name="T34" style:family="text">
      <style:text-properties officeooo:rsid="003ef431"/>
    </style:style>
    <style:style style:name="T35" style:family="text">
      <style:text-properties officeooo:rsid="003fa789"/>
    </style:style>
    <style:style style:name="T36" style:family="text">
      <style:text-properties officeooo:rsid="0042bdc8"/>
    </style:style>
    <style:style style:name="T37" style:family="text">
      <style:text-properties officeooo:rsid="00408b8a"/>
    </style:style>
    <style:style style:name="T38" style:family="text">
      <style:text-properties officeooo:rsid="004249ba"/>
    </style:style>
    <style:style style:name="T39" style:family="text">
      <style:text-properties officeooo:rsid="00447c0b"/>
    </style:style>
    <style:style style:name="T40" style:family="text">
      <style:text-properties officeooo:rsid="0046497c"/>
    </style:style>
    <style:style style:name="T41" style:family="text">
      <style:text-properties officeooo:rsid="004533cc"/>
    </style:style>
    <style:style style:name="T42" style:family="text">
      <style:text-properties officeooo:rsid="004aaf21"/>
    </style:style>
    <style:style style:name="T43" style:family="text">
      <style:text-properties officeooo:rsid="004a3b83"/>
    </style:style>
    <style:style style:name="T44" style:family="text">
      <style:text-properties officeooo:rsid="004b95dc"/>
    </style:style>
    <style:style style:name="T45" style:family="text">
      <style:text-properties officeooo:rsid="004cc3ff"/>
    </style:style>
    <style:style style:name="T46" style:family="text">
      <style:text-properties officeooo:rsid="004d31c5"/>
    </style:style>
    <style:style style:name="T47" style:family="text">
      <style:text-properties officeooo:rsid="004eb675"/>
    </style:style>
    <style:style style:name="T48" style:family="text">
      <style:text-properties officeooo:rsid="004fe26d"/>
    </style:style>
    <style:style style:name="T49" style:family="text">
      <style:text-properties officeooo:rsid="0050e12a"/>
    </style:style>
    <style:style style:name="T50" style:family="text">
      <style:text-properties officeooo:rsid="0051ce62"/>
    </style:style>
    <style:style style:name="T51" style:family="text">
      <style:text-properties officeooo:rsid="0051d061"/>
    </style:style>
    <style:style style:name="T52" style:family="text">
      <style:text-properties officeooo:rsid="0052deaa"/>
    </style:style>
    <style:style style:name="T53" style:family="text">
      <style:text-properties officeooo:rsid="0053acac"/>
    </style:style>
    <style:style style:name="T54" style:family="text">
      <style:text-properties officeooo:rsid="0054fb2b"/>
    </style:style>
    <style:style style:name="T55" style:family="text">
      <style:text-properties officeooo:rsid="005683e5"/>
    </style:style>
    <style:style style:name="T56" style:family="text">
      <style:text-properties officeooo:rsid="00580486"/>
    </style:style>
    <style:style style:name="T57" style:family="text">
      <style:text-properties officeooo:rsid="0058db0d"/>
    </style:style>
    <style:style style:name="T58" style:family="text">
      <style:text-properties officeooo:rsid="00594554"/>
    </style:style>
    <style:style style:name="T59" style:family="text">
      <style:text-properties officeooo:rsid="005996f9"/>
    </style:style>
    <style:style style:name="T60" style:family="text">
      <style:text-properties officeooo:rsid="005b7f5e"/>
    </style:style>
    <style:style style:name="T61" style:family="text">
      <style:text-properties officeooo:rsid="005cdfc7"/>
    </style:style>
    <style:style style:name="T62" style:family="text">
      <style:text-properties officeooo:rsid="005e0d4c"/>
    </style:style>
    <style:style style:name="T63" style:family="text">
      <style:text-properties officeooo:rsid="00600814"/>
    </style:style>
    <style:style style:name="T64" style:family="text">
      <style:text-properties officeooo:rsid="0061a472"/>
    </style:style>
    <style:style style:name="T65" style:family="text">
      <style:text-properties officeooo:rsid="0063aa40"/>
    </style:style>
    <style:style style:name="T66" style:family="text">
      <style:text-properties officeooo:rsid="00658f1b"/>
    </style:style>
    <style:style style:name="T67" style:family="text">
      <style:text-properties officeooo:rsid="00667911"/>
    </style:style>
    <style:style style:name="T68" style:family="text">
      <style:text-properties officeooo:rsid="00684e55"/>
    </style:style>
    <style:style style:name="T69" style:family="text">
      <style:text-properties officeooo:rsid="0069a8f8"/>
    </style:style>
    <style:style style:name="T70" style:family="text">
      <style:text-properties officeooo:rsid="006a7e86"/>
    </style:style>
    <style:style style:name="T71" style:family="text">
      <style:text-properties officeooo:rsid="006ad99c"/>
    </style:style>
    <style:style style:name="T72" style:family="text">
      <style:text-properties officeooo:rsid="00708ecd"/>
    </style:style>
    <style:style style:name="T73" style:family="text">
      <style:text-properties officeooo:rsid="0070fbe0"/>
    </style:style>
    <style:style style:name="T74" style:family="text">
      <style:text-properties officeooo:rsid="0072858e"/>
    </style:style>
    <style:style style:name="T75" style:family="text">
      <style:text-properties officeooo:rsid="00740dc1"/>
    </style:style>
    <style:style style:name="T76" style:family="text">
      <style:text-properties officeooo:rsid="00747fe1"/>
    </style:style>
    <style:style style:name="T77" style:family="text">
      <style:text-properties officeooo:rsid="0076d77e"/>
    </style:style>
    <style:style style:name="T78" style:family="text">
      <style:text-properties officeooo:rsid="00784253"/>
    </style:style>
    <style:style style:name="T79" style:family="text">
      <style:text-properties officeooo:rsid="0079f67f"/>
    </style:style>
    <style:style style:name="T80" style:family="text">
      <style:text-properties officeooo:rsid="007b0795"/>
    </style:style>
    <style:style style:name="T81" style:family="text">
      <style:text-properties officeooo:rsid="007c19dd"/>
    </style:style>
    <style:style style:name="T82" style:family="text">
      <style:text-properties officeooo:rsid="007d69a1"/>
    </style:style>
    <style:style style:name="T83" style:family="text">
      <style:text-properties officeooo:rsid="008051b7"/>
    </style:style>
    <style:style style:name="T84" style:family="text">
      <style:text-properties officeooo:rsid="007f173f"/>
    </style:style>
    <style:style style:name="T85" style:family="text">
      <style:text-properties officeooo:rsid="007f6cbd"/>
    </style:style>
    <style:style style:name="T86" style:family="text">
      <style:text-properties officeooo:rsid="00829cac"/>
    </style:style>
    <style:style style:name="T87" style:family="text">
      <style:text-properties officeooo:rsid="008402d4"/>
    </style:style>
    <style:style style:name="T88" style:family="text">
      <style:text-properties officeooo:rsid="0084a05e"/>
    </style:style>
    <style:style style:name="T89" style:family="text">
      <style:text-properties officeooo:rsid="008554f4"/>
    </style:style>
    <style:style style:name="T90" style:family="text">
      <style:text-properties officeooo:rsid="00861872"/>
    </style:style>
    <style:style style:name="T91" style:family="text">
      <style:text-properties officeooo:rsid="0087759f"/>
    </style:style>
    <style:style style:name="T92" style:family="text">
      <style:text-properties officeooo:rsid="008d61c3"/>
    </style:style>
    <style:style style:name="T93" style:family="text">
      <style:text-properties officeooo:rsid="008eae90"/>
    </style:style>
    <style:style style:name="T94" style:family="text">
      <style:text-properties officeooo:rsid="00903070"/>
    </style:style>
    <style:style style:name="T95" style:family="text">
      <style:text-properties officeooo:rsid="0092f86b"/>
    </style:style>
    <style:style style:name="T96" style:family="text">
      <style:text-properties officeooo:rsid="00954fcd"/>
    </style:style>
    <style:style style:name="T97" style:family="text">
      <style:text-properties officeooo:rsid="0095d6e7"/>
    </style:style>
    <style:style style:name="T98" style:family="text">
      <style:text-properties officeooo:rsid="0097158b"/>
    </style:style>
    <style:style style:name="T99" style:family="text">
      <style:text-properties officeooo:rsid="0098e411"/>
    </style:style>
    <style:style style:name="T100" style:family="text">
      <style:text-properties officeooo:rsid="00991369"/>
    </style:style>
    <style:style style:name="T101" style:family="text">
      <style:text-properties officeooo:rsid="0099af91"/>
    </style:style>
    <style:style style:name="T102" style:family="text">
      <style:text-properties officeooo:rsid="0099cbb7"/>
    </style:style>
    <style:style style:name="T103" style:family="text">
      <style:text-properties officeooo:rsid="010d816d"/>
    </style:style>
    <style:style style:name="T104" style:family="text">
      <style:text-properties officeooo:rsid="009a279d"/>
    </style:style>
    <style:style style:name="T105" style:family="text">
      <style:text-properties officeooo:rsid="009b3480"/>
    </style:style>
    <style:style style:name="T106" style:family="text">
      <style:text-properties officeooo:rsid="009d059a"/>
    </style:style>
    <style:style style:name="T107" style:family="text">
      <style:text-properties officeooo:rsid="009d86da"/>
    </style:style>
    <style:style style:name="T108" style:family="text">
      <style:text-properties officeooo:rsid="00a1ca34"/>
    </style:style>
    <style:style style:name="T109" style:family="text">
      <style:text-properties officeooo:rsid="00a2e547"/>
    </style:style>
    <style:style style:name="T110" style:family="text">
      <style:text-properties officeooo:rsid="00a4cff2"/>
    </style:style>
    <style:style style:name="T111" style:family="text">
      <style:text-properties officeooo:rsid="00a5ecb8"/>
    </style:style>
    <style:style style:name="T112" style:family="text">
      <style:text-properties officeooo:rsid="00afe18e"/>
    </style:style>
    <style:style style:name="T113" style:family="text">
      <style:text-properties officeooo:rsid="00abb87f"/>
    </style:style>
    <style:style style:name="T114" style:family="text">
      <style:text-properties officeooo:rsid="00a77172"/>
    </style:style>
    <style:style style:name="T115" style:family="text">
      <style:text-properties officeooo:rsid="00b5d98a"/>
    </style:style>
    <style:style style:name="T116" style:family="text">
      <style:text-properties officeooo:rsid="00a8e78e"/>
    </style:style>
    <style:style style:name="T117" style:family="text">
      <style:text-properties officeooo:rsid="00b75f7b"/>
    </style:style>
    <style:style style:name="T118" style:family="text">
      <style:text-properties officeooo:rsid="00b82c48"/>
    </style:style>
    <style:style style:name="T119" style:family="text">
      <style:text-properties officeooo:rsid="00adf73f"/>
    </style:style>
    <style:style style:name="T120" style:family="text">
      <style:text-properties officeooo:rsid="00af1076"/>
    </style:style>
    <style:style style:name="T121" style:family="text">
      <style:text-properties officeooo:rsid="00b181c8"/>
    </style:style>
    <style:style style:name="T122" style:family="text">
      <style:text-properties officeooo:rsid="00b348f5"/>
    </style:style>
    <style:style style:name="T123" style:family="text">
      <style:text-properties officeooo:rsid="00b410c9"/>
    </style:style>
    <style:style style:name="T124" style:family="text">
      <style:text-properties officeooo:rsid="00b51d16"/>
    </style:style>
    <style:style style:name="T125" style:family="text">
      <style:text-properties officeooo:rsid="00bbe5d4"/>
    </style:style>
    <style:style style:name="T126" style:family="text">
      <style:text-properties officeooo:rsid="00bc134b"/>
    </style:style>
    <style:style style:name="T127" style:family="text">
      <style:text-properties officeooo:rsid="00c5d1a1"/>
    </style:style>
    <style:style style:name="T128" style:family="text">
      <style:text-properties officeooo:rsid="00c24404"/>
    </style:style>
    <style:style style:name="T129" style:family="text">
      <style:text-properties officeooo:rsid="00c3ad25"/>
    </style:style>
    <style:style style:name="T130" style:family="text">
      <style:text-properties officeooo:rsid="00c5685f"/>
    </style:style>
    <style:style style:name="T131" style:family="text">
      <style:text-properties officeooo:rsid="00c8837a"/>
    </style:style>
    <style:style style:name="T132" style:family="text">
      <style:text-properties officeooo:rsid="00c9ab45"/>
    </style:style>
    <style:style style:name="T133" style:family="text">
      <style:text-properties officeooo:rsid="00cd4df3"/>
    </style:style>
    <style:style style:name="T134" style:family="text">
      <style:text-properties officeooo:rsid="00cf4d73"/>
    </style:style>
    <style:style style:name="T135" style:family="text">
      <style:text-properties officeooo:rsid="00cfcf96"/>
    </style:style>
    <style:style style:name="T136" style:family="text">
      <style:text-properties officeooo:rsid="00d16e01"/>
    </style:style>
    <style:style style:name="T137" style:family="text">
      <style:text-properties officeooo:rsid="00d46c05"/>
    </style:style>
    <style:style style:name="T138" style:family="text">
      <style:text-properties officeooo:rsid="00d51b03"/>
    </style:style>
    <style:style style:name="T139" style:family="text">
      <style:text-properties officeooo:rsid="00d6bc38"/>
    </style:style>
    <style:style style:name="T140" style:family="text">
      <style:text-properties officeooo:rsid="00d8a17a"/>
    </style:style>
    <style:style style:name="T141" style:family="text">
      <style:text-properties officeooo:rsid="0107c817"/>
    </style:style>
    <style:style style:name="T142" style:family="text">
      <style:text-properties officeooo:rsid="01091d0d"/>
    </style:style>
    <style:style style:name="T143" style:family="text">
      <style:text-properties officeooo:rsid="010aced5"/>
    </style:style>
    <style:style style:name="T144" style:family="text">
      <style:text-properties officeooo:rsid="010c1833"/>
    </style:style>
    <style:style style:name="T145" style:family="text">
      <style:text-properties officeooo:rsid="00d9e000"/>
    </style:style>
    <style:style style:name="T146" style:family="text">
      <style:text-properties officeooo:rsid="00da47a2"/>
    </style:style>
    <style:style style:name="T147" style:family="text">
      <style:text-properties officeooo:rsid="00dc2332"/>
    </style:style>
    <style:style style:name="T148" style:family="text">
      <style:text-properties officeooo:rsid="00dcd008"/>
    </style:style>
    <style:style style:name="T149" style:family="text">
      <style:text-properties officeooo:rsid="00e0f863"/>
    </style:style>
    <style:style style:name="T150" style:family="text">
      <style:text-properties officeooo:rsid="00dde8e3"/>
    </style:style>
    <style:style style:name="T151" style:family="text">
      <style:text-properties officeooo:rsid="00e5c108"/>
    </style:style>
    <style:style style:name="T152" style:family="text">
      <style:text-properties officeooo:rsid="00e57e96"/>
    </style:style>
    <style:style style:name="T153" style:family="text">
      <style:text-properties officeooo:rsid="00df07a2"/>
    </style:style>
    <style:style style:name="T154" style:family="text">
      <style:text-properties officeooo:rsid="00dfd791"/>
    </style:style>
    <style:style style:name="T155" style:family="text">
      <style:text-properties officeooo:rsid="00ead7fc"/>
    </style:style>
    <style:style style:name="T156" style:family="text">
      <style:text-properties officeooo:rsid="00ec46a9"/>
    </style:style>
    <style:style style:name="T157" style:family="text">
      <style:text-properties officeooo:rsid="010fc579"/>
    </style:style>
    <style:style style:name="T158" style:family="text">
      <style:text-properties officeooo:rsid="00ece2bc"/>
    </style:style>
    <style:style style:name="T159" style:family="text">
      <style:text-properties officeooo:rsid="011187be"/>
    </style:style>
    <style:style style:name="T160" style:family="text">
      <style:text-properties officeooo:rsid="0111b3aa"/>
    </style:style>
    <style:style style:name="T161" style:family="text">
      <style:text-properties officeooo:rsid="00ed8753"/>
    </style:style>
    <style:style style:name="T162" style:family="text">
      <style:text-properties officeooo:rsid="0112efd6"/>
    </style:style>
    <style:style style:name="T163" style:family="text">
      <style:text-properties officeooo:rsid="01149e60"/>
    </style:style>
    <style:style style:name="T164" style:family="text">
      <style:text-properties officeooo:rsid="01154997"/>
    </style:style>
    <style:style style:name="T165" style:family="text">
      <style:text-properties officeooo:rsid="00ef2122"/>
    </style:style>
    <style:style style:name="T166" style:family="text">
      <style:text-properties officeooo:rsid="00f042ae"/>
    </style:style>
    <style:style style:name="T167" style:family="text">
      <style:text-properties officeooo:rsid="00f23705"/>
    </style:style>
    <style:style style:name="T168" style:family="text">
      <style:text-properties officeooo:rsid="00f2ecc8"/>
    </style:style>
    <style:style style:name="T169" style:family="text">
      <style:text-properties officeooo:rsid="00f34152"/>
    </style:style>
    <style:style style:name="T170" style:family="text">
      <style:text-properties officeooo:rsid="00f3fb75"/>
    </style:style>
    <style:style style:name="T171" style:family="text">
      <style:text-properties officeooo:rsid="010e0e5a"/>
    </style:style>
    <style:style style:name="T172" style:family="text">
      <style:text-properties officeooo:rsid="00f41d05"/>
    </style:style>
    <style:style style:name="T173" style:family="text">
      <style:text-properties officeooo:rsid="00f4b770"/>
    </style:style>
    <style:style style:name="T174" style:family="text">
      <style:text-properties officeooo:rsid="00f6366c"/>
    </style:style>
    <style:style style:name="T175" style:family="text">
      <style:text-properties officeooo:rsid="00f7804b"/>
    </style:style>
    <style:style style:name="T176" style:family="text">
      <style:text-properties officeooo:rsid="00f8512e"/>
    </style:style>
    <style:style style:name="T177" style:family="text">
      <style:text-properties officeooo:rsid="00f90335"/>
    </style:style>
    <style:style style:name="T178" style:family="text">
      <style:text-properties officeooo:rsid="00f96882"/>
    </style:style>
    <style:style style:name="T179" style:family="text">
      <style:text-properties officeooo:rsid="00fabcf0"/>
    </style:style>
    <style:style style:name="T180" style:family="text">
      <style:text-properties officeooo:rsid="00fbed6c"/>
    </style:style>
    <style:style style:name="T181" style:family="text">
      <style:text-properties officeooo:rsid="00fdab11"/>
    </style:style>
    <style:style style:name="T182" style:family="text">
      <style:text-properties officeooo:rsid="00ff54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 Shah</text:p>
      <text:p text:style-name="P1">EN.695.741.81.SP25 Information Assurance Analysis</text:p>
      <text:p text:style-name="P1">Mod <text:span text:style-name="T1">6</text:span> Assignment</text:p>
      <text:p text:style-name="P1"><text:span text:style-name="T1">March 1</text:span>, 2025</text:p>
      <text:h text:style-name="Heading_20_1" text:outline-level="1">1 Ransomware</text:h>
      <text:p text:style-name="P1"/>
      <text:p text:style-name="P2">What is ransomware?</text:p>
      <text:p text:style-name="P1"/>
      <text:p text:style-name="P3"><text:tab/>Ransomware is a malware that encrypts and locks a user out of their files in an attempt to extort a ransom in exchange for decryption of the files. <text:span text:style-name="T2">For example, in 2017 Wannacry spread around the world using the Eternal Blue exploit to infect devices, encrypt files, and demand payment from </text:span><text:span text:style-name="T3">companies and institutions in Bitcoin. </text:span></text:p>
      <text:p text:style-name="P1"/>
      <text:p text:style-name="P2">How does ransomware work cryptographically?</text:p>
      <text:p text:style-name="P1"/>
      <text:p text:style-name="P1"><text:tab/><text:span text:style-name="T4">Ransomware involves a series of steps to encrypt a user’s files. </text:span><text:span text:style-name="T5">First some malware needs to infect a target, such as by phishing or exploiting vulnerabilities in the target remotely. Once the malware has infected the device, built in encryption functions are used to encrypt local files using a key controlled by the attacker. </text:span><text:span text:style-name="T6">The attacker notifies the user that they are locked out of their files and demand a ransom, and if the user is able to pay the ransom, the attacker can provide the private key or the symmetric encryption key for the user to decrypt their files. </text:span></text:p>
      <text:p text:style-name="P1"><text:tab/></text:p>
      <text:p text:style-name="P2">In your opinion are mobile devices more prone to ransomware attacks than desktops, why or why not?</text:p>
      <text:p text:style-name="P1"/>
      <text:p text:style-name="P1"><text:tab/><text:span text:style-name="T7">Mobile devices are vulnerable to ransomware, but mobile devices aren’t as valuable to attackers as desktops. Desktops </text:span><text:span text:style-name="T8">usually </text:span><text:span text:style-name="T7">contain more valuable information to target, are more likely connected to corporate networks, and are less likely to have backups </text:span><text:span text:style-name="T9">or easy ways to restore the </text:span><text:span text:style-name="T10">encrypted data</text:span><text:span text:style-name="T9">. </text:span><text:span text:style-name="T10">This makes it more likely that a victim would pay for </text:span><text:span text:style-name="T11">decrypting their desktop than mobile device. </text:span><text:span text:style-name="T12">Attackers want to target the most valuable resources that would get them their ransom, and desktops are more appealing to attackers than mobile devices. </text:span></text:p>
      <text:p text:style-name="P1"/>
      <text:p text:style-name="P2">What are some of the defenses that can be employed to defend against ransomware?</text:p>
      <text:p text:style-name="P1"/>
      <text:p text:style-name="P1"><text:tab/><text:span text:style-name="T13">Ransomware is a threat if you have no way of recovering the files or restoring the infected device. </text:span><text:span text:style-name="T14">R</text:span><text:span text:style-name="T15">egular backups offsite/</text:span><text:span text:style-name="T16">offline</text:span><text:span text:style-name="T15"> </text:span><text:span text:style-name="T14">allows the encrypted files to be kept safe even if a device is compromised by ransomware. </text:span><text:span text:style-name="T17">But vigilance and prevention are also important, such as host and network based IPS solutions to detect malware and prevent phishing from being successful. </text:span><text:span text:style-name="T18">Regular patches can also prevent the vulnerabilities that some ransomware uses as the initial vector to infect a machine. </text:span><text:span text:style-name="T19">Critical system can be further protected u</text:span><text:span text:style-name="T20">sing a ZTA </text:span><text:span text:style-name="T21">security model to prevent </text:span><text:span text:style-name="T19">devices from </text:span><text:span text:style-name="T22">compromising other resources by enforcing access policies, segmenting the network, and monitoring the network. </text:span><text:span text:style-name="T23">Employees should also be trained to prevent phishing attempts that could compromise their machine. </text:span></text:p>
      <text:h text:style-name="Heading_20_1" text:outline-level="1">2 Bluesnarfing &amp; Bluejacking</text:h>
      <text:p text:style-name="P1"/>
      <text:p text:style-name="P2"><text:soft-page-break/>What is bluesnarfing and bluejacking?</text:p>
      <text:p text:style-name="P1"/>
      <text:p text:style-name="P4"><text:tab/>Bluesnarfing and bluejacking are Bluetooth based attacks that can steal information or cause disruption on devices that have Bluetooth enabled. <text:span text:style-name="T24">Bluesnarfing involves stealing information from a target Bluetooth device without the user knowing, whereas Bluejacking involves sending disruptive requests and messages to a target. </text:span></text:p>
      <text:p text:style-name="P1"/>
      <text:p text:style-name="P2">How do they compromise bluetooth technology?</text:p>
      <text:p text:style-name="P1"/>
      <text:p text:style-name="P5"><text:span text:style-name="T25"><text:tab/>Bluesnarfing uses vulnerabilities in the OBEX (object exchange) protocol on Bluetooth devices used to share files in order to connect to a target and extract information from it. For example, Bluesnarfing can be used to copy contacts, email, passwords, and files from the device without the user knowing. Usually this requires the attacker to be within Bluetooth range of the device but there are also more powerful directed radios and antennas that can be used to </text:span><text:span text:style-name="T26">target devices further awa</text:span><text:span text:style-name="T27">y. </text:span><text:span text:style-name="T28">Bluesnarfing attacks were reported as early as 2003, and vulnerabilities in older devices were able to be exploited. </text:span><text:span text:style-name="T29">Today some Bluetooth low energy devices are also able to be exploited by similar methods, such as those commonly used in IoT devices.</text:span></text:p>
      <text:p text:style-name="P5"><text:tab/><text:span text:style-name="T30">Bluejacking similarly targets nearby bluetooth devices and attempts to brute force pairing pins in order to establish a connection to a device. </text:span><text:span text:style-name="T31">Then the attacker can send bogus requests or messages like prank images or attempt to phish or extort their target. </text:span></text:p>
      <text:p text:style-name="P1"/>
      <text:p text:style-name="P2">In your opinion with the increasing number of Internet of Things (IoT's) being IP addressable and being able to connect to smart devices/phones, will these and other Bluetooth types of attacks increase? Support your answer.</text:p>
      <text:p text:style-name="P1"/>
      <text:p text:style-name="P1"><text:tab/><text:span text:style-name="T32">While there are many more devices coming online with the </text:span><text:span text:style-name="T33">Internet of Things, </text:span><text:span text:style-name="T34">Bluetooth attacks are primarily proximity attacks. </text:span><text:span text:style-name="T35">Being IP addressable will increase the number of attackable devices on the Internet, but the increase of Bluetooth devices will affect the number of </text:span><text:span text:style-name="T36">nearby</text:span><text:span text:style-name="T35"> attackable devices like Bluetooth war driving. </text:span><text:span text:style-name="T37">This is especially likely considering many IoT devices use cheap, older Bluetooth chips with weak or default security options </text:span><text:span text:style-name="T38">and these types of devices are harder to keep up to date and receive security patches sporadically if at all. </text:span><text:span text:style-name="T39">In addition, with devices in the field, it is more difficult to </text:span><text:span text:style-name="T40">monitor </text:span><text:span text:style-name="T41">IoT devices subject to proximity attacks.</text:span></text:p>
      <text:h text:style-name="Heading_20_1" text:outline-level="1">3 Mobile Application Scanning</text:h>
      <text:p text:style-name="P1"/>
      <text:p text:style-name="P2">Static &amp; Dynamic analysis scanning methods are a popular method to use against mobile devices. Static analysis includes assessing the security of Android or I-Phone Apps, detecting app clones, automating test case generations, or uncovering non-functional issues related to performance or energy. Dynamic analysis includes testing &amp; evaluating a program by executing data in real-time. Discuss two (2) static and two (2) dynamic tools used for mobile applications?</text:p>
      <text:p text:style-name="P1"/>
      <text:p text:style-name="P1"><text:tab/><text:span text:style-name="T42">S</text:span><text:span text:style-name="T43">tatic code analyzer</text:span><text:span text:style-name="T42">s</text:span><text:span text:style-name="T43"> scan </text:span><text:span text:style-name="T42">code bases</text:span><text:span text:style-name="T43"> for security vulnerabilities </text:span><text:span text:style-name="T42">to discover and prioritize the root cause </text:span><text:span text:style-name="T44">of potential security problems </text:span><text:span text:style-name="T42">for developers to </text:span><text:span text:style-name="T44">fix </text:span><text:span text:style-name="T45">quickly as part of the development cycle. </text:span><text:span text:style-name="T46">Fortify is a static code analyzer by NDM that has plugins for popular IDEs </text:span><text:span text:style-name="T47">for Java and Android development, as well as Swift and iOS. </text:span><text:span text:style-name="T48">SonarQube is </text:span><text:span text:style-name="T49">an open source static analyzer that </text:span><text:span text:style-name="T50">finds issues with code quality and some security vulnerabilit</text:span><text:span text:style-name="T51">i</text:span><text:span text:style-name="T50">es </text:span><text:span text:style-name="T52">in </text:span><text:span text:style-name="T53">many languages and deployment ty</text:span><text:span text:style-name="T54">pes. </text:span><text:span text:style-name="T55">Compared to Fortify, the security analysis is not as strong with the free edition but </text:span><text:span text:style-name="T56">the support for more languages and use cases makes SonarQube a versatile analysis tool </text:span><text:span text:style-name="T57">and is open source. </text:span><text:span text:style-name="T58">Dynamic </text:span><text:soft-page-break/><text:span text:style-name="T58">analyzers run code and monitor real time behaviors and vulnerabilities to potentially discover more vulnerabilities than static analyzers by enabling analysis at run time.</text:span><text:span text:style-name="T59"> ZAP is a dynamic analysis tool used for mobile and web security and performance analysis by analyzing traffic </text:span><text:span text:style-name="T60">in between as a proxy </text:span><text:span text:style-name="T61">or “manipulator in the middle”. </text:span><text:span text:style-name="T62">ZAP can be used as a penetration testing software to </text:span><text:span text:style-name="T63">passively scan pages and capabilities and then attack the discovered </text:span><text:span text:style-name="T64">features and parameters. </text:span><text:span text:style-name="T65">The Android Debugging tools that come with the Android SDK </text:span><text:span text:style-name="T66">like ADB Android Debugging Bridge, </text:span><text:span text:style-name="T67">allows Android developers to interact with devices and emulators to inspect and monitor resources </text:span><text:span text:style-name="T68">for debug and security analysis. </text:span><text:span text:style-name="T69">Whereas ZAP can be templated and used in an automated way, ADB is typically a manual </text:span><text:span text:style-name="T70">tool used to investigate apps running </text:span><text:span text:style-name="T71">locally. </text:span></text:p>
      <text:p text:style-name="P1"/>
      <text:p text:style-name="P2">With respect to cost &amp; implementation, is there any differences between them?</text:p>
      <text:p text:style-name="P1"/>
      <text:p text:style-name="P1"><text:tab/><text:span text:style-name="T72">Commercial products can be expensive, but like for like (such as using open source) it is more expensive to set up a dynamic analyzer that needs an environment to run the application and the analysis tool in. A static analyzer can run as part of CI/CD by analyzing the artifacts and files of a project, that take fewer resources to run on. </text:span><text:span text:style-name="T73">It also takes more effort to set up and use a dynamic tool as the APIs </text:span><text:span text:style-name="T74">and other functionality </text:span><text:span text:style-name="T73">need to be live, the environment needs to be set up for </text:span><text:span text:style-name="T75">the </text:span><text:span text:style-name="T73">application, </text:span><text:span text:style-name="T75">and </text:span><text:span text:style-name="T76">the necessary time and resources need to be dedicated to testing the running application and services. </text:span></text:p>
      <text:p text:style-name="P1"/>
      <text:p text:style-name="P2">Discuss any cloud solutions which exist for performing this type of analysis?</text:p>
      <text:p text:style-name="P1"/>
      <text:p text:style-name="P1"><text:tab/><text:span text:style-name="T77">There are static code analysis tools to integrate with CI/CD available like Fortify’s cloud solution. </text:span><text:span text:style-name="T78">Since static analyzers require some resources/environment to run and analyze a code base, executing the analysis in a cloud instance is </text:span><text:span text:style-name="T79">easily deployable, especially </text:span><text:span text:style-name="T80">coupled with </text:span><text:span text:style-name="T81">version control and automated builds. </text:span><text:span text:style-name="T82">Dynamic tools can also be run in the cloud with </text:span><text:span text:style-name="T83">some initial</text:span><text:span text:style-name="T82"> setup, and by offloading </text:span><text:span text:style-name="T84">to cloud instances, </text:span><text:span text:style-name="T85">teams can save local resources </text:span><text:span text:style-name="T86">to </text:span><text:span text:style-name="T87">run test suites. </text:span><text:span text:style-name="T88">Solutions like Veracode offer SaaS </text:span><text:span text:style-name="T89">implementations of black box testing </text:span><text:span text:style-name="T90">for teams to </text:span><text:span text:style-name="T91">start up </text:span><text:span text:style-name="T90">dynamic testing </text:span><text:span text:style-name="T91">more easily for mobile development. </text:span></text:p>
      <text:h text:style-name="Heading_20_1" text:outline-level="1">4 OWASP Mobile Vulnerabilities</text:h>
      <text:p text:style-name="P1"/>
      <text:p text:style-name="P2">Go to the following link; https://owasp.org/Top10/ You will see a list titled Top 10:2021 List on the left hand side of webpage. Then review the ICS-CERT FY 2016 Annual Assessment Report Sections 2.1 &amp; 3.2 found here; https://www.cisa.gov/sites/default/files/Annual_Reports/FY2016_Industrial_Control_Systems_Assessment_Summary_Report_S508C.pdf as well as review pgs 7-15 and Figure 11 &amp; Figure 12 on pg 13 &amp; pg 14 respectively in the attached Dragos pdf. (found in assignment section of CANVAS).</text:p>
      <text:p text:style-name="P2">How do the ICS vulnerabilities differ from typical IT/enterprise web based application vulnerabilities? Pick two (2) mobile 2021 vulnerabilities (i.e., A01 through A10) that you feel are the most significant and explain why they are and how they can be guarded against?</text:p>
      <text:p text:style-name="P1"/>
      <text:p text:style-name="P1"><text:tab/><text:span text:style-name="T92">ICT/OT attacks are considered more disruptive and have the potential to cause physical destruction and have critical real world consequences when they fail or </text:span><text:span text:style-name="T93">experience </text:span><text:span text:style-name="T92">downtime. </text:span><text:span text:style-name="T93">Compared to traditional IT that focuses on data at rest and in transit, ICS systems make real time changes and have physical inputs and controlled physical actions </text:span><text:span text:style-name="T94">as output</text:span><text:span text:style-name="T93">. </text:span><text:span text:style-name="T95">ICS systems are also different technically than traditional systems in that they support critical, sometimes proprietary </text:span><text:span text:style-name="T96">or</text:span><text:span text:style-name="T95"> not traditional, devices and infrastructure that operate in a variety of physical environments. </text:span><text:span text:style-name="T97">ICS systems </text:span><text:soft-page-break/><text:span text:style-name="T97">also prioritize passive asset and threat detection, and have low bandwidth sites. </text:span><text:span text:style-name="T98">These systems prioritize availability and safety over the traditional CIA triad. </text:span></text:p>
      <text:p text:style-name="P1"><text:tab/><text:span text:style-name="T99">Of the 10 mobile 2021 vulnerabilities, I feel that A02 Cryptographic Failures and A07 Identification and Authentication Failures are the two most significant vulnerabilities. </text:span><text:span text:style-name="T100">With insecure encryption, data can be exposed at rest or in transit, </text:span><text:span text:style-name="T101">which can lead to compromised credentials </text:span><text:span text:style-name="T102">and the ability to access sensitive data </text:span><text:span text:style-name="T103">such as using outdated TLS which leaves data vulnerable to man in the middle attacks</text:span><text:span text:style-name="T102">. </text:span><text:span text:style-name="T104">Similarly, weak authentication methods can allow unauthorized access to user data </text:span><text:span text:style-name="T105">or can allow an attacker to compromise multiple accounts. </text:span><text:span text:style-name="T106">These problems can be guarded against with proper implementation of secure methods. </text:span><text:span text:style-name="T107">For insecure encryption, stronger and up to date encryption methods like larger AES or newer TLS </text:span><text:span text:style-name="T108">methods should be used as well as avoiding common mistakes like hardcoding keys or using expired or compromised certificates. </text:span><text:span text:style-name="T109">Authentication can be strengthened with the addition of multi factor authentication or using </text:span><text:span text:style-name="T110">strong authentication protocols like up to date OAuth.</text:span></text:p>
      <text:p text:style-name="P1"><text:tab/></text:p>
      <text:p text:style-name="P1"/>
      <text:p text:style-name="P2">Read "Top 10 Mobile Risks- Final List 2016 found here; https://owasp.org/www-project-mobile-top-10/2016-risks/ Which mobile OS are attacks more successful against: Android or iOS, and why?</text:p>
      <text:p text:style-name="P6"/>
      <text:p text:style-name="P1"><text:tab/><text:span text:style-name="T111">Both Android and iOS have vulnerabilities and can be compromised by the same poor design decisions. </text:span><text:span text:style-name="T112">T</text:span><text:span text:style-name="T113">he article notes</text:span><text:span text:style-name="T114"> iOS </text:span><text:span text:style-name="T115">has </text:span><text:span text:style-name="T116">some </text:span><text:span text:style-name="T117">additional </text:span><text:span text:style-name="T116">default security, </text:span><text:span text:style-name="T118">depending on the devices,</text:span><text:span text:style-name="T116"> such as encrypted code, </text:span><text:span text:style-name="T119">and secure storage of biometrics. </text:span><text:span text:style-name="T112">However b</text:span><text:span text:style-name="T120">oth Android and iOS are subject to users modifying their devices to achieve root or at least some system level access </text:span><text:span text:style-name="T121">through jailbreaks </text:span><text:span text:style-name="T120">which can be used to </text:span><text:span text:style-name="T112">circumvent protections and obfuscation </text:span><text:span text:style-name="T122">methods to compromise app </text:span><text:span text:style-name="T123">and device security like data storage, code tampering, reverse engineering, and other functionality that could further compromise encryption and authentication </text:span><text:span text:style-name="T124">as well as communication with endpoints. </text:span><text:span text:style-name="T125">Overall, the fragmentation of </text:span><text:span text:style-name="T126">Android versions, which determine how up to date the security is, and the wide variety of devices and less controlled default security makes Android more vulnerable than iOS. </text:span></text:p>
      <text:h text:style-name="Heading_20_1" text:outline-level="1">5 Application Program Interfaces (API's)</text:h>
      <text:p text:style-name="P1"/>
      <text:p text:style-name="P7">A foundational element of innovation in today’s app-driven world is the API. APIs are a critical part of modern mobile, SaaS and web applications and can be found in customer-facing, partner-facing and internal applications. By nature, APIs expose application logic and sensitive data becoming targets for attackers. Click on Blue API to drill down further. API list can be found here; https://owasp.org/www-project-api-security/</text:p>
      <text:p text:style-name="P2">Pick two (2) items from the "API Security Top 10 2019" list that you feel are the most significant and explain why they are and how they can be guarded against?</text:p>
      <text:p text:style-name="P1"/>
      <text:p text:style-name="P8"><text:span text:style-name="T127"><text:tab/>In the 2023 updated version of the OWASP API Security breakdown, </text:span>API1:2023 - Broken Object Level Authorization <text:span text:style-name="T128">and API2:2023 - Broken Authentication are </text:span><text:span text:style-name="T129">both very significant API security </text:span><text:span text:style-name="T130">problems </text:span><text:span text:style-name="T131">that are commonly </text:span><text:span text:style-name="T132">exposed in the wild</text:span><text:span text:style-name="T130">. </text:span><text:span text:style-name="T133">In Broken Object Level Authorization, endpoints that expose </text:span><text:span text:style-name="T134">object identifiers and handling serving them can create a </text:span><text:span text:style-name="T135">wide </text:span><text:span text:style-name="T134">attack surface, </text:span><text:span text:style-name="T135">since the implementation needs to be considered with the use of data source and identification methods in </text:span><text:span text:style-name="T136">every function. </text:span><text:span text:style-name="T137">Guarding against this type of attack surface involves careful consideration of the </text:span><text:span text:style-name="T138">methods being used as well as strict access control policies to prevent the unintended access to sensitive data in the object store. </text:span><text:span text:style-name="T139">The authorization mechanism should check if the user has access to every action when a function calls the API with user input. </text:span><text:span text:style-name="T140">The design of the application should also involve testing for vulnerabilities in the access control/authorization mechanisms. </text:span><text:span text:style-name="T141">Even large </text:span><text:soft-page-break/><text:span text:style-name="T141">companies are vulnerable to API compromise, for example </text:span><text:span text:style-name="T142">in 2019 Facebook had millions of users’ records compromised due to </text:span><text:span text:style-name="T143">improperly secured API access. </text:span><text:span text:style-name="T144">A vulnerability generated an access token for a target user by improperly implementing a feature meant to show what a profile looked like to other users.</text:span></text:p>
      <text:p text:style-name="P8"><text:span text:style-name="T145"><text:tab/>This leads into the next significant security problem with Broken Authentication, </text:span><text:span text:style-name="T146">where authentication and access control are implemented incorrectly. This can allow attacks to compromise access tokens or the resources through exploiting vulnerabilities in the authorization implementation which can give unintended access to user data. </text:span><text:span text:style-name="T147">Safeguarding authorization control </text:span><text:span text:style-name="T148">involves analyzing all possible authorization flows including password resets and </text:span><text:span text:style-name="T149">consider </text:span><text:span text:style-name="T148">brute forcing </text:span><text:span text:style-name="T149">limitations like </text:span><text:span text:style-name="T148">rate limiting and locking out failed attempts. </text:span><text:span text:style-name="T149">And a</text:span><text:span text:style-name="T148">uthentication, tokens, and storing passwords </text:span><text:span text:style-name="T149">should be done </text:span><text:span text:style-name="T150">with strong </text:span><text:span text:style-name="T148">standards </text:span><text:span text:style-name="T151">including </text:span><text:span text:style-name="T152">not using API keys as authentication</text:span><text:span text:style-name="T148">. </text:span><text:span text:style-name="T153">If possible, multi factor authentication should be used as well as requiring continuous authentication and reauthenticating for sensitive </text:span><text:span text:style-name="T154">data or making changes </text:span><text:span text:style-name="T149">like the account email or 2fa</text:span><text:span text:style-name="T154">. </text:span></text:p>
      <text:h text:style-name="Heading_20_1" text:outline-level="1">6 Protecting Work Information System &amp; Data</text:h>
      <text:p text:style-name="P1"/>
      <text:p text:style-name="P2">Many organizations provide standard image laptops, require secured VPN connections using HID tokens, run VDI &amp; RDP software from a trusted device, and allow BYOD’s. Pretend you’re the CIO of a fortune 500 company. Describe to me in 3 to 4 paragraphs your method/plan on how you would implement a BYOD policy. Have your plan focus on protecting the security of the company’s assets, systems, and sensitive/proprietary data, and PII/PHI of the employees for when BYOD's are used at work and off-site/home. BYOD's are considered any mobile device. Have your plan cover work situations/environments for outbreaks/pandemics (i.e., COVID-19).</text:p>
      <text:p text:style-name="P2"/>
      <text:p text:style-name="P9"><text:tab/><text:span text:style-name="T155">If I were the CIO of a Fortune 500 company </text:span><text:span text:style-name="T156">in charge of a BYOD policy, especially during a time where offsite work </text:span><text:span text:style-name="T157">is likely such as</text:span><text:span text:style-name="T156"> during a pandemic, </text:span><text:span text:style-name="T158">the plan would need to </text:span><text:span text:style-name="T157">provide strong </text:span><text:span text:style-name="T158">security for employee </text:span><text:span text:style-name="T159">devices</text:span><text:span text:style-name="T158"> </text:span><text:span text:style-name="T160">to</text:span><text:span text:style-name="T158"> protect company assets. </text:span><text:span text:style-name="T161">This could be accomplished with good </text:span><text:span text:style-name="T162">policies and software enforcement, training </text:span><text:span text:style-name="T163">an</text:span><text:span text:style-name="T164">d</text:span><text:span text:style-name="T163"> compliance</text:span><text:span text:style-name="T161">, and </text:span><text:span text:style-name="T162">strong security for corporate networks </text:span><text:span text:style-name="T165">and endpoints. </text:span></text:p>
      <text:p text:style-name="P10"><text:tab/>Employee devices should <text:span text:style-name="T166">only access company networks via a secured VPN and use strong authentication which should involve multi factor authentication. </text:span><text:span text:style-name="T167">And devices should be locked down with device management software in </text:span><text:span text:style-name="T168">addition to having employees follow strict </text:span><text:span text:style-name="T169">device policies for how their devices should be </text:span><text:span text:style-name="T170">kept and used. </text:span><text:span text:style-name="T171">Device software can enforce encryption, provide remote wiping, and blacklist certain applications. </text:span><text:span text:style-name="T172">Enforcing policies like keeping software up to date, and segmenting corporate apps and functions by the use of management software can prevent </text:span><text:span text:style-name="T173">common vectors for compromising company assets.</text:span></text:p>
      <text:p text:style-name="P10"><text:tab/><text:span text:style-name="T173">Employees should be in compliance with device policies through regular training, which can help prevent phishing attacks, unauthorized </text:span><text:span text:style-name="T174">use of other resources </text:span><text:span text:style-name="T175">like </text:span><text:span text:style-name="T173">cloud storage for </text:span><text:span text:style-name="T176">storing </text:span><text:span text:style-name="T173">sensitive data, </text:span><text:span text:style-name="T177">and keep legal and regulatory requirements for handling sensitive data at the forefront. </text:span><text:span text:style-name="T178">Policies should be regularly evaluated for these types of compliance </text:span><text:span text:style-name="T179">like HIPAA and GDPR, and the network and systems should be monitored continuously through the use of intrusion prevention systems to detect anomalies and prevent attacks like lateral movement from a compromised employee device. </text:span></text:p>
      <text:p text:style-name="P9"><text:span text:style-name="T165"><text:tab/></text:span><text:span text:style-name="T179">Protecting the corporate network can be further enhanced with a ZTA </text:span><text:span text:style-name="T180">security model where strong authentication is coupled with strict access control, segmentation to further prevent unauthorized access, </text:span><text:span text:style-name="T181">and continuous monitoring </text:span><text:span text:style-name="T182">to help ensure protection for sensitive data and assets even if an employee BYOD device is compromised. </text:span></text:p>
      <text:h text:style-name="Heading_20_1" text:outline-level="1"><text:soft-page-break/>Sources</text:h>
      <text:p text:style-name="P11"/>
      <text:p text:style-name="P11"><text:a xlink:type="simple" xlink:href="https://www.checkpoint.com/cyber-hub/threat-prevention/ransomware/" text:style-name="Internet_20_link" text:visited-style-name="Visited_20_Internet_20_Link">https://www.checkpoint.com/cyber-hub/threat-prevention/ransomware/</text:a></text:p>
      <text:p text:style-name="P11"/>
      <text:p text:style-name="P11"><text:a xlink:type="simple" xlink:href="https://www.trellix.com/security-awareness/ransomware/what-is-ransomware/#:~:text=How%20does%20ransomware%20work%3F,stored%20on%20the%20attacker's%20server" text:style-name="Internet_20_link" text:visited-style-name="Visited_20_Internet_20_Link">https://www.trellix.com/security-awareness/ransomware/what-is-ransomware/#:~:text=How%20does%20ransomware%20work%3F,stored%20on%20the%20attacker's%20server</text:a></text:p>
      <text:p text:style-name="P11"/>
      <text:p text:style-name="P11"><text:a xlink:type="simple" xlink:href="https://us.norton.com/blog/mobile/bluesnarfing" text:style-name="Internet_20_link" text:visited-style-name="Visited_20_Internet_20_Link">https://us.norton.com/blog/mobile/bluesnarfing</text:a></text:p>
      <text:p text:style-name="P11"/>
      <text:p text:style-name="P11"><text:a xlink:type="simple" xlink:href="https://www.techslang.com/definition/what-is-bluesnarfing/https:/nordvpn.com/blog/bluejacking/" text:style-name="Internet_20_link" text:visited-style-name="Visited_20_Internet_20_Link">https://www.techslang.com/definition/what-is-bluesnarfing/https:/nordvpn.com/blog/bluejacking/</text:a></text:p>
      <text:p text:style-name="P11"/>
      <text:p text:style-name="P11"><text:a xlink:type="simple" xlink:href="https://nordvpn.com/blog/bluejacking/" text:style-name="Internet_20_link" text:visited-style-name="Visited_20_Internet_20_Link">https://nordvpn.com/blog/bluejacking/</text:a></text:p>
      <text:p text:style-name="P11"/>
      <text:p text:style-name="P11"><text:a xlink:type="simple" xlink:href="https://ndm.net/fortify/static-code-analyzer/" text:style-name="Internet_20_link" text:visited-style-name="Visited_20_Internet_20_Link">https://ndm.net/fortify/static-code-analyzer/</text:a></text:p>
      <text:p text:style-name="P11"/>
      <text:p text:style-name="P11"><text:a xlink:type="simple" xlink:href="https://digitalvarys.com/install-and-configure-fortify-static-code-analysis-tool/" text:style-name="Internet_20_link" text:visited-style-name="Visited_20_Internet_20_Link">https://digitalvarys.com/install-and-configure-fortify-static-code-analysis-tool/</text:a></text:p>
      <text:p text:style-name="P11"/>
      <text:p text:style-name="P11"><text:a xlink:type="simple" xlink:href="https://www.zaproxy.org/getting-started/" text:style-name="Internet_20_link" text:visited-style-name="Visited_20_Internet_20_Link">https://www.zaproxy.org/getting-started/</text:a></text:p>
      <text:p text:style-name="P11"/>
      <text:p text:style-name="P11"><text:a xlink:type="simple" xlink:href="https://www.veracode.com/security/dast-test" text:style-name="Internet_20_link" text:visited-style-name="Visited_20_Internet_20_Link">https://www.veracode.com/security/dast-test</text:a></text:p>
      <text:p text:style-name="P11"/>
      <text:p text:style-name="P11"><text:a xlink:type="simple" xlink:href="https://owasp.org/Top10/" text:style-name="Internet_20_link" text:visited-style-name="Visited_20_Internet_20_Link">https://owasp.org/Top10/</text:a></text:p>
      <text:p text:style-name="P11"/>
      <text:p text:style-name="P12"><text:a xlink:type="simple" xlink:href="https://owasp.org/www-project-api-security/" text:style-name="Internet_20_link" text:visited-style-name="Visited_20_Internet_20_Link">https://owasp.org/www-project-api-security/</text:a></text:p>
      <text:p text:style-name="P12"/>
      <text:p text:style-name="P12"><text:a xlink:type="simple" xlink:href="https://www.pingidentity.com/en/resources/blog/post/facebook-data-breach-highlights-api-vulnerabilities.html" text:style-name="Internet_20_link" text:visited-style-name="Visited_20_Internet_20_Link">https://www.pingidentity.com/en/resources/blog/post/facebook-data-breach-highlights-api-vulnerabilities.html</text:a></text:p>
      <text:p text:style-name="P12"/>
      <text:p text:style-name="P12">ICS-CERT FY 2016 Annual Assessment Report <text:a xlink:type="simple" xlink:href="https://www.cisa.gov/sites/default/files/Annual_Reports/FY2016_Industrial_Control_Systems_Assessment_Summary_Report_S508C.pdf" text:style-name="Internet_20_link" text:visited-style-name="Visited_20_Internet_20_Link">https://www.cisa.gov/sites/default/files/Annual_Reports/FY2016_Industrial_Control_Systems_Assessment_Summary_Report_S508C.pdf</text:a></text:p>
      <text:p text:style-name="P12"/>
      <text:p text:style-name="P12">Survey_ICSOT-Cybersecurity_Dragos.pdf, The State of ICS/OT Cybersecurity in 2022 and Beyond Written by Dean Parsons October 2022</text:p>
      <text:p text:style-name="P12"/>
      <text:p text:style-name="P12"><text:a xlink:type="simple" xlink:href="https://owasp.org/www-project-mobile-top-10/2016-risks/" text:style-name="Internet_20_link" text:visited-style-name="Visited_20_Internet_20_Link">https://owasp.org/www-project-mobile-top-10/2016-risks/</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01T16:01:52.182801000</meta:creation-date>
    <dc:date>2025-03-04T16:47:13.047956000</dc:date>
    <meta:editing-duration>PT6H10M22S</meta:editing-duration>
    <meta:editing-cycles>225</meta:editing-cycles>
    <meta:generator>LibreOffice/25.2.0.3$MacOSX_AARCH64 LibreOffice_project/e1cf4a87eb02d755bce1a01209907ea5ddc8f069</meta:generator>
    <meta:document-statistic meta:table-count="0" meta:image-count="0" meta:object-count="0" meta:page-count="6" meta:paragraph-count="64" meta:word-count="2710" meta:character-count="18540" meta:non-whitespace-character-count="15855"/>
  </office:meta>
</office:document-meta>
</file>